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7a13" officeooo:paragraph-rsid="00017a13"/>
    </style:style>
    <style:style style:name="P2" style:family="paragraph" style:parent-style-name="Standard">
      <style:text-properties style:font-name="Arial" fo:font-weight="bold" officeooo:rsid="00017a13" officeooo:paragraph-rsid="00017a13" style:font-weight-asian="bold" style:font-weight-complex="bold"/>
    </style:style>
    <style:style style:name="P3" style:family="paragraph" style:parent-style-name="Standard">
      <style:text-properties style:font-name="Arial" fo:font-weight="bold" officeooo:rsid="0003c4d9" officeooo:paragraph-rsid="0003c4d9" style:font-weight-asian="bold" style:font-weight-complex="bold"/>
    </style:style>
    <style:style style:name="P4" style:family="paragraph" style:parent-style-name="Standard">
      <style:text-properties style:font-name="Arial" officeooo:rsid="0003513a" officeooo:paragraph-rsid="0003513a"/>
    </style:style>
    <style:style style:name="P5" style:family="paragraph" style:parent-style-name="Standard">
      <style:text-properties style:font-name="Arial" officeooo:rsid="001064b6" officeooo:paragraph-rsid="001064b6"/>
    </style:style>
    <style:style style:name="P6" style:family="paragraph" style:parent-style-name="Standard">
      <style:text-properties style:font-name="Arial" officeooo:rsid="0005168a" officeooo:paragraph-rsid="0005168a"/>
    </style:style>
    <style:style style:name="P7" style:family="paragraph" style:parent-style-name="Standard">
      <style:text-properties style:font-name="Arial" officeooo:rsid="0012b7f6" officeooo:paragraph-rsid="0012b7f6"/>
    </style:style>
    <style:style style:name="P8" style:family="paragraph" style:parent-style-name="Standard">
      <style:text-properties style:font-name="Arial" officeooo:rsid="0003c4d9" officeooo:paragraph-rsid="0003c4d9"/>
    </style:style>
    <style:style style:name="P9" style:family="paragraph" style:parent-style-name="Standard">
      <style:text-properties style:font-name="Arial" officeooo:rsid="0003c4d9" officeooo:paragraph-rsid="000a5289"/>
    </style:style>
    <style:style style:name="P10" style:family="paragraph" style:parent-style-name="Standard">
      <style:text-properties style:font-name="Arial" officeooo:rsid="0003c4d9" officeooo:paragraph-rsid="0005168a"/>
    </style:style>
    <style:style style:name="P11" style:family="paragraph" style:parent-style-name="Standard">
      <style:text-properties style:font-name="Arial" officeooo:rsid="0003c4d9" officeooo:paragraph-rsid="001d5b97"/>
    </style:style>
    <style:style style:name="P12" style:family="paragraph" style:parent-style-name="Standard">
      <style:text-properties style:font-name="Arial" officeooo:rsid="0005adde" officeooo:paragraph-rsid="0005adde"/>
    </style:style>
    <style:style style:name="P13" style:family="paragraph" style:parent-style-name="Standard">
      <style:text-properties style:font-name="Arial" officeooo:rsid="0005bbdc" officeooo:paragraph-rsid="0005bbdc"/>
    </style:style>
    <style:style style:name="P14" style:family="paragraph" style:parent-style-name="Standard">
      <style:text-properties style:font-name="Arial" officeooo:rsid="000af78d" officeooo:paragraph-rsid="000af78d"/>
    </style:style>
    <style:style style:name="P15" style:family="paragraph" style:parent-style-name="Standard">
      <style:text-properties style:font-name="Arial" officeooo:rsid="001eac3d" officeooo:paragraph-rsid="001eac3d"/>
    </style:style>
    <style:style style:name="P16" style:family="paragraph" style:parent-style-name="Standard">
      <style:text-properties style:font-name="Arial" officeooo:rsid="001fd8e3" officeooo:paragraph-rsid="001fd8e3"/>
    </style:style>
    <style:style style:name="P17" style:family="paragraph" style:parent-style-name="Standard">
      <style:text-properties style:font-name="Arial" officeooo:rsid="00151212" officeooo:paragraph-rsid="00151212"/>
    </style:style>
    <style:style style:name="P18" style:family="paragraph" style:parent-style-name="Standard" style:list-style-name="L1">
      <style:text-properties style:font-name="Arial" officeooo:rsid="00017a13" officeooo:paragraph-rsid="00017a13"/>
    </style:style>
    <style:style style:name="P19" style:family="paragraph" style:parent-style-name="Standard" style:list-style-name="L2">
      <style:text-properties style:font-name="Arial" officeooo:rsid="000eb4ea" officeooo:paragraph-rsid="000eb4ea"/>
    </style:style>
    <style:style style:name="P20" style:family="paragraph" style:parent-style-name="Standard" style:list-style-name="L3">
      <style:text-properties style:font-name="Arial" officeooo:rsid="000eb4ea" officeooo:paragraph-rsid="001eac3d"/>
    </style:style>
    <style:style style:name="P21" style:family="paragraph" style:parent-style-name="Standard" style:list-style-name="L2">
      <style:text-properties style:font-name="Arial" officeooo:rsid="0003513a" officeooo:paragraph-rsid="0003513a"/>
    </style:style>
    <style:style style:name="P22" style:family="paragraph" style:parent-style-name="Standard" style:list-style-name="L3">
      <style:text-properties style:font-name="Arial" officeooo:rsid="000a5289" officeooo:paragraph-rsid="000a5289"/>
    </style:style>
    <style:style style:name="P23" style:family="paragraph" style:parent-style-name="Standard" style:list-style-name="L5">
      <style:text-properties style:font-name="Arial" officeooo:rsid="000a5289" officeooo:paragraph-rsid="001674b9"/>
    </style:style>
    <style:style style:name="P24" style:family="paragraph" style:parent-style-name="Standard" style:list-style-name="L3">
      <style:text-properties style:font-name="Arial" officeooo:rsid="0005168a" officeooo:paragraph-rsid="001eac3d"/>
    </style:style>
    <style:style style:name="P25" style:family="paragraph" style:parent-style-name="Standard" style:list-style-name="L5">
      <style:text-properties style:font-name="Arial" officeooo:rsid="0005168a" officeooo:paragraph-rsid="0005168a"/>
    </style:style>
    <style:style style:name="P26" style:family="paragraph" style:parent-style-name="Standard" style:list-style-name="L4">
      <style:text-properties style:font-name="Arial" officeooo:rsid="00133158" officeooo:paragraph-rsid="00133158"/>
    </style:style>
    <style:style style:name="P27" style:family="paragraph" style:parent-style-name="Standard" style:list-style-name="L8">
      <style:text-properties style:font-name="Arial" officeooo:rsid="00133158" officeooo:paragraph-rsid="00133158"/>
    </style:style>
    <style:style style:name="P28" style:family="paragraph" style:parent-style-name="Standard" style:list-style-name="L5">
      <style:text-properties style:font-name="Arial" officeooo:rsid="001674b9" officeooo:paragraph-rsid="001674b9"/>
    </style:style>
    <style:style style:name="P29" style:family="paragraph" style:parent-style-name="Standard" style:list-style-name="L6">
      <style:text-properties style:font-name="Arial" officeooo:rsid="0003c4d9" officeooo:paragraph-rsid="0003c4d9"/>
    </style:style>
    <style:style style:name="P30" style:family="paragraph" style:parent-style-name="Standard" style:list-style-name="L8">
      <style:text-properties style:font-name="Arial" officeooo:rsid="0003c4d9" officeooo:paragraph-rsid="001eac3d"/>
    </style:style>
    <style:style style:name="P31" style:family="paragraph" style:parent-style-name="Standard" style:list-style-name="L8">
      <style:text-properties style:font-name="Arial" officeooo:rsid="0003c4d9" officeooo:paragraph-rsid="0003c4d9"/>
    </style:style>
    <style:style style:name="P32" style:family="paragraph" style:parent-style-name="Standard" style:list-style-name="L9">
      <style:text-properties style:font-name="Arial" officeooo:rsid="0003c4d9" officeooo:paragraph-rsid="0003c4d9"/>
    </style:style>
    <style:style style:name="P33" style:family="paragraph" style:parent-style-name="Standard" style:list-style-name="L6">
      <style:text-properties style:font-name="Arial" officeooo:rsid="0007a266" officeooo:paragraph-rsid="0007a266"/>
    </style:style>
    <style:style style:name="P34" style:family="paragraph" style:parent-style-name="Standard" style:list-style-name="L7">
      <style:text-properties style:font-name="Arial" officeooo:rsid="0017cd07" officeooo:paragraph-rsid="0017cd07"/>
    </style:style>
    <style:style style:name="P35" style:family="paragraph" style:parent-style-name="Standard" style:list-style-name="L8">
      <style:text-properties style:font-name="Arial" officeooo:rsid="000e6d07" officeooo:paragraph-rsid="000e6d07"/>
    </style:style>
    <style:style style:name="P36" style:family="paragraph" style:parent-style-name="Standard" style:list-style-name="L9">
      <style:text-properties style:font-name="Arial" officeooo:rsid="0004a5a7" officeooo:paragraph-rsid="0004a5a7"/>
    </style:style>
    <style:style style:name="P37" style:family="paragraph" style:parent-style-name="Standard" style:list-style-name="L9">
      <style:text-properties style:font-name="Arial" officeooo:rsid="0005adde" officeooo:paragraph-rsid="0005adde"/>
    </style:style>
    <style:style style:name="P38" style:family="paragraph" style:parent-style-name="Standard" style:list-style-name="L9">
      <style:text-properties style:font-name="Arial" officeooo:rsid="0005bbdc" officeooo:paragraph-rsid="0005bbdc"/>
    </style:style>
    <style:style style:name="P39" style:family="paragraph" style:parent-style-name="Standard" style:list-style-name="L10">
      <style:text-properties style:font-name="Arial" officeooo:rsid="0019b085" officeooo:paragraph-rsid="0019b085"/>
    </style:style>
    <style:style style:name="P40" style:family="paragraph" style:parent-style-name="Standard" style:list-style-name="L10">
      <style:text-properties style:font-name="Arial" officeooo:rsid="000df631" officeooo:paragraph-rsid="001eac3d" fo:background-color="#b2b2b2"/>
    </style:style>
    <style:style style:name="P41" style:family="paragraph" style:parent-style-name="Standard" style:list-style-name="L11">
      <style:text-properties style:font-name="Arial" officeooo:rsid="000af78d" officeooo:paragraph-rsid="000af78d"/>
    </style:style>
    <style:style style:name="P42" style:family="paragraph" style:parent-style-name="Standard" style:list-style-name="L11">
      <style:text-properties style:font-name="Arial" officeooo:rsid="0020f344" officeooo:paragraph-rsid="0020f344"/>
    </style:style>
    <style:style style:name="P43" style:family="paragraph" style:parent-style-name="Standard" style:list-style-name="L5">
      <style:text-properties style:font-name="Arial" officeooo:rsid="0023c884" officeooo:paragraph-rsid="0023c884"/>
    </style:style>
    <style:style style:name="P44" style:family="paragraph" style:parent-style-name="Standard" style:list-style-name="L2">
      <style:text-properties fo:color="#000000" style:font-name="Arial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fo:color="#000000" style:font-name="Arial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color="#000000" style:font-name="Arial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color="#000000" style:font-name="Arial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officeooo:rsid="000af78d" officeooo:paragraph-rsid="000eb4ea"/>
    </style:style>
    <style:style style:name="P49" style:family="paragraph" style:parent-style-name="Standard" style:list-style-name="L3">
      <style:text-properties officeooo:rsid="001064b6" officeooo:paragraph-rsid="001eac3d"/>
    </style:style>
    <style:style style:name="P50" style:family="paragraph" style:parent-style-name="Standard" style:list-style-name="L3">
      <style:text-properties officeooo:rsid="0003513a" officeooo:paragraph-rsid="001eac3d"/>
    </style:style>
    <style:style style:name="P51" style:family="paragraph" style:parent-style-name="Standard" style:list-style-name="L10">
      <style:text-properties officeooo:rsid="0003c4d9" officeooo:paragraph-rsid="001eac3d" fo:background-color="#b2b2b2"/>
    </style:style>
    <style:style style:name="P52" style:family="paragraph" style:parent-style-name="Standard" style:list-style-name="L10">
      <style:text-properties officeooo:rsid="0005168a" officeooo:paragraph-rsid="001eac3d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fo:font-size="9.75pt" fo:letter-spacing="normal" fo:font-style="normal" fo:font-weight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officeooo:rsid="001d5b97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odul A: Osnove R-a, R-studia in pisanja kode</text:p>
      <text:p text:style-name="P1"/>
      <text:p text:style-name="P1">Vsebina:</text:p>
      <text:p text:style-name="P1">1. Spoznavanje z R-studi<text:span text:style-name="T18">e</text:span>m</text:p>
      <text:list xml:id="list2594718717" text:style-name="L1">
        <text:list-item>
          <text:p text:style-name="P18">“deli” R studia: urejevalnik, konzola</text:p>
        </text:list-item>
        <text:list-item>
          <text:p text:style-name="P18">kako <text:span text:style-name="T7">izvršiti</text:span> kodo</text:p>
        </text:list-item>
        <text:list-item>
          <text:p text:style-name="P18">kako inštalirati pakete / <text:span text:style-name="T5">kako naložiti knjižnice</text:span><text:line-break/></text:p>
        </text:list-item>
      </text:list>
      <text:p text:style-name="P1">2. Spoznavanje s kodo</text:p>
      <text:list xml:id="list1138264153" text:style-name="L2">
        <text:list-item>
          <text:p text:style-name="P19">podatkovni tipi</text:p>
          <text:list>
            <text:list-item>
              <text:p text:style-name="P21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9">spremin<text:span text:style-name="T19">janje podatkovnega tipa</text:span></text:p>
            </text:list-item>
          </text:list>
        </text:list-item>
        <text:list-item>
          <text:p text:style-name="P44">podatkovne strukture</text:p>
          <text:list>
            <text:list-item>
              <text:p text:style-name="P45">vektor, seznam, <text:span text:style-name="T3">matrika, polje (array)</text:span>, <text:span text:style-name="T18">podatkovni okvir (data frame)</text:span></text:p>
            </text:list-item>
          </text:list>
        </text:list-item>
        <text:list-item>
          <text:p text:style-name="P46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47">komentarji</text:p>
        </text:list-item>
        <text:list-item>
          <text:p text:style-name="P48"><text:span text:style-name="Emphasis"><text:span text:style-name="T15">samodejno</text:span></text:span><text:span text:style-name="T17"> </text:span><text:span text:style-name="T15">dopolnjevanje </text:span><text:span text:style-name="T16">(</text:span><text:span text:style-name="T20">“autocomplete”</text:span><text:span text:style-name="T21">)</text:span></text:p>
        </text:list-item>
      </text:list>
      <text:p text:style-name="P1"/>
      <text:p text:style-name="P4">3. Osnove <text:span text:style-name="T7">dela z datotekami</text:span></text:p>
      <text:list xml:id="list3026764993" text:style-name="L3">
        <text:list-item>
          <text:p text:style-name="P22">kako nastaviti delovni direktorij</text:p>
        </text:list-item>
        <text:list-item>
          <text:p text:style-name="P20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49">lastnosti prebranih podatkov (<text:span text:style-name="T3">nrow, ncol, str, head, tail, t, as.matrix, as.data.frame, table, summary</text:span>)</text:p>
        </text:list-item>
        <text:list-item>
          <text:p text:style-name="P50">primer: preberi podatke, izberi vrstice, izberi stolpce, vsota vrstic, vsota stolpcev</text:p>
        </text:list-item>
        <text:list-item>
          <text:p text:style-name="P24"><text:span text:style-name="T8">primer: </text:span>ustvari tabelo</text:p>
        </text:list-item>
      </text:list>
      <text:p text:style-name="P6"/>
      <text:p text:style-name="P7">4. Pomoč za R</text:p>
      <text:list xml:id="list2534564329" text:style-name="L4">
        <text:list-item>
          <text:p text:style-name="P26">stack overflow</text:p>
        </text:list-item>
      </text:list>
      <text:p text:style-name="P1"/>
      <text:p text:style-name="P11">------------------------------------------------------------------------------------------------------------------------</text:p>
      <text:p text:style-name="P3">Modul B: <text:span text:style-name="T9">Osnovna obdelava podatkov ter </text:span>kodiranje <text:span text:style-name="T8">v R-u</text:span></text:p>
      <text:p text:style-name="P8"/>
      <text:p text:style-name="P8">Vsebina:</text:p>
      <text:p text:style-name="P15">Bližnjice v Rstudiu</text:p>
      <text:p text:style-name="P16">Podajanje argumentov</text:p>
      <text:p text:style-name="P15"/>
      <text:p text:style-name="P8">1. <text:span text:style-name="T3">Agregiranje podatkov</text:span></text:p>
      <text:list xml:id="list2652409408" text:style-name="L5">
        <text:list-item>
          <text:p text:style-name="P25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28">funkcije v <text:span text:style-name="T10">base / dplyr </text:span>paketih</text:p>
        </text:list-item>
        <text:list-item>
          <text:p text:style-name="P23">apply <text:span text:style-name="T9">družina funkcij</text:span></text:p>
        </text:list-item>
        <text:list-item>
          <text:p text:style-name="P43">datumski!!!</text:p>
        </text:list-item>
      </text:list>
      <text:p text:style-name="P8"/>
      <text:p text:style-name="P8">2. Manipulacija s podatki</text:p>
      <text:list xml:id="list2789268294" text:style-name="L6">
        <text:list-item>
          <text:p text:style-name="P29">preurejanje tabel</text:p>
        </text:list-item>
        <text:list-item>
          <text:p text:style-name="P29">združevanje tabel</text:p>
        </text:list-item>
        <text:list-item>
          <text:p text:style-name="P33">tidyr/<text:span text:style-name="T11">tidyverse</text:span> <text:span text:style-name="T9">funkcije</text:span></text:p>
        </text:list-item>
      </text:list>
      <text:p text:style-name="P9"/>
      <text:p text:style-name="P8"><text:soft-page-break/>3. Osnovna statistika – <text:span text:style-name="T6">preverjanje hipotez</text:span></text:p>
      <text:list xml:id="list3629699425" text:style-name="L7">
        <text:list-item>
          <text:p text:style-name="P34">ničelna/alternativna hipoteza, stopnja značilnosti, kritična vrednost, p vrednost</text:p>
        </text:list-item>
      </text:list>
      <text:list xml:id="list1935113468" text:style-name="L8">
        <text:list-item>
          <text:p text:style-name="P30">t-test, <text:span text:style-name="T11">ničelna/alternativna hipoteza, stopnja značilnosti, kritična vrednost, p vrednost</text:span></text:p>
        </text:list-item>
        <text:list-item>
          <text:p text:style-name="P35">chi-square</text:p>
        </text:list-item>
        <text:list-item>
          <text:p text:style-name="P31">a-nova</text:p>
        </text:list-item>
        <text:list-item>
          <text:p text:style-name="P27">osnov<text:span text:style-name="T12">ni</text:span> post-hoc test<text:span text:style-name="T12">i</text:span></text:p>
        </text:list-item>
      </text:list>
      <text:p text:style-name="P8"/>
      <text:p text:style-name="P8">4. Vizualizacija podatkov z <text:span text:style-name="T2">lattice / </text:span>ggplot2</text:p>
      <text:list xml:id="list3412617418" text:style-name="L9">
        <text:list-item>
          <text:p text:style-name="P36">histogram</text:p>
        </text:list-item>
        <text:list-item>
          <text:p text:style-name="P32">box plot</text:p>
        </text:list-item>
        <text:list-item>
          <text:p text:style-name="P37">barplot</text:p>
        </text:list-item>
        <text:list-item>
          <text:p text:style-name="P32">scatter plot</text:p>
        </text:list-item>
        <text:list-item>
          <text:p text:style-name="P32">line plot</text:p>
        </text:list-item>
        <text:list-item>
          <text:p text:style-name="P32">distribucija podatkov</text:p>
        </text:list-item>
        <text:list-item>
          <text:p text:style-name="P38">shranjevanje grafov</text:p>
        </text:list-item>
      </text:list>
      <text:p text:style-name="P13"/>
      <text:p text:style-name="P17">5. Shranjevanje <text:span text:style-name="T18">delovnega prostora</text:span> v R-<text:span text:style-name="T18">u<text:line-break/>Klicanje Rscriptov</text:span></text:p>
      <text:p text:style-name="P16">Podajanje argumentov</text:p>
      <text:p text:style-name="P8"/>
      <text:p text:style-name="P8">------------------------------------------------------------------------------------------------------------------------</text:p>
      <text:p text:style-name="P3">Modul C: Naprednejša statistika z R-om <text:span text:style-name="T8">in pisanje funkcij</text:span></text:p>
      <text:p text:style-name="P8"/>
      <text:p text:style-name="P8">Vsebina</text:p>
      <text:p text:style-name="P8">1. Linearni modeli</text:p>
      <text:list xml:id="list3219316389" text:style-name="L10">
        <text:list-item>
          <text:p text:style-name="P39">preverjanje predpostavk modela</text:p>
          <text:list>
            <text:list-item>
              <text:p text:style-name="P39">LINE</text:p>
            </text:list-item>
          </text:list>
        </text:list-item>
        <text:list-item>
          <text:p text:style-name="P39">priprava modela</text:p>
        </text:list-item>
        <text:list-item>
          <text:p text:style-name="P39">koeficienti in rezultati modela</text:p>
        </text:list-item>
        <text:list-item>
          <text:p text:style-name="P39">preverjanje ustreznosti modela</text:p>
          <text:list>
            <text:list-item>
              <text:p text:style-name="P39">porazdelitev ostankov, q-q plot, LRT</text:p>
            </text:list-item>
          </text:list>
        </text:list-item>
        <text:list-item>
          <text:p text:style-name="P39">napovedovanje</text:p>
        </text:list-item>
        <text:list-item>
          <text:p text:style-name="P39">post-hoc</text:p>
        </text:list-item>
        <text:list-item>
          <text:p text:style-name="P39"><text:span text:style-name="T13">večrazsežn</text:span><text:span text:style-name="T14">a (“multiple”)</text:span> linearna regresija</text:p>
        </text:list-item>
        <text:list-item>
          <text:p text:style-name="P51">deskriptivna statistika / pregled podatkov</text:p>
        </text:list-item>
        <text:list-item>
          <text:p text:style-name="P51">priprava modela</text:p>
        </text:list-item>
        <text:list-item>
          <text:p text:style-name="P52">predpostavke modela</text:p>
        </text:list-item>
        <text:list-item>
          <text:p text:style-name="P51">fiksne / nakljućne spremenljivke</text:p>
        </text:list-item>
        <text:list-item>
          <text:p text:style-name="P51">normalizacija podatkov</text:p>
        </text:list-item>
        <text:list-item>
          <text:p text:style-name="P52">OUTPUT</text:p>
        </text:list-item>
        <text:list-item>
          <text:p text:style-name="P51">koeficienti modela <text:span text:style-name="T3">(summary(</text:span></text:p>
        </text:list-item>
        <text:list-item>
          <text:p text:style-name="P51">koeficient korelacije</text:p>
        </text:list-item>
        <text:list-item>
          <text:p text:style-name="P40">log-likelihood test</text:p>
        </text:list-item>
      </text:list>
      <text:p text:style-name="P10"/>
      <text:p text:style-name="P12">2. Logistična regresija</text:p>
      <text:p text:style-name="P5">3. Pisanje funkcij</text:p>
      <text:p text:style-name="P8"/>
      <text:p text:style-name="P14">4. Druge možnosti R-a</text:p>
      <text:list xml:id="list3981983421" text:style-name="L11">
        <text:list-item>
          <text:p text:style-name="P41">shiny R</text:p>
        </text:list-item>
        <text:list-item>
          <text:p text:style-name="P41">knit</text:p>
        </text:list-item>
        <text:list-item>
          <text:p text:style-name="P41">genomika</text:p>
        </text:list-item>
        <text:list-item>
          <text:p text:style-name="P42"><text:soft-page-break/>spatial analysi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1:37:24.087368964</meta:creation-date>
    <dc:date>2020-08-21T10:18:16.285539043</dc:date>
    <meta:editing-duration>P5DT7H9M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378" meta:character-count="2786" meta:non-whitespace-character-count="2545"/>
  </office:meta>
</office:document-meta>
</file>